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 fo:text-align="center"/>
    </style:style>
    <style:style style:name="T2" style:parent-style-name="Fuentedepárrafopredeter." style:family="text">
      <style:text-properties fo:font-weight="bold" style:font-weight-asian="bold" style:font-weight-complex="bold"/>
    </style:style>
    <style:style style:name="P3" style:parent-style-name="Párrafodelista" style:family="paragraph"/>
    <style:style style:name="P4" style:parent-style-name="Párrafodelista" style:family="paragraph"/>
    <style:style style:name="P5" style:parent-style-name="Párrafodelista" style:family="paragraph"/>
    <style:style style:name="P6" style:parent-style-name="Párrafodelista" style:family="paragraph"/>
    <style:style style:name="P7" style:parent-style-name="Párrafodelista" style:family="paragraph"/>
    <style:style style:name="P8" style:parent-style-name="Párrafodelista" style:family="paragraph"/>
    <style:style style:name="P9" style:parent-style-name="Párrafodelista" style:family="paragraph"/>
    <style:style style:name="P10" style:parent-style-name="Párrafodelista" style:family="paragraph"/>
    <style:style style:name="P11" style:parent-style-name="Párrafodelista" style:family="paragraph"/>
    <style:style style:name="P12" style:parent-style-name="Párrafodelista" style:family="paragraph"/>
    <style:style style:name="P13" style:parent-style-name="Párrafodelista" style:family="paragraph"/>
    <style:style style:name="P14" style:parent-style-name="Párrafodelista" style:family="paragraph"/>
    <style:style style:name="P15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>Product Backlog</text:p>
      <text:h text:style-name="Título1" text:outline-level="1">Visión del producto.</text:h>
      <text:p text:style-name="Normal">Se dispondrá de un sistema de gestión<text:s/>de objetos perdidos<text:s/>que<text:s/>facilita<text:s/>la administración y el seguimiento integral<text:s/>para<text:s/>estudiantes<text:s/>y miembros de la comunidad de la UdeC,<text:s/>con el objetivo de promover la devolución eficaz de los productos a sus respectivos propietarios.</text:p>
      <text:p text:style-name="Normal"><text:span text:style-name="T2">Involucrados</text:span>: Estudiantes y miembros de la comunidad UdeC.</text:p>
      <text:h text:style-name="Título1" text:outline-level="1">Historias de Usuario</text:h>
      <text:list text:style-name="LFO2" text:continue-numbering="true">
        <text:list-item>
          <text:p text:style-name="P3">Como<text:s/>miembro de la Universidad de Concepción<text:s/>que perdió un objeto<text:s/>quiero<text:s/>poder registrarlo para poder recuperarlo.(Must)</text:p>
        </text:list-item>
        <text:list-item>
          <text:p text:style-name="P4">Como<text:s/>miembro de la Universidad de Concepción, si encuentro un objeto quiero tener la posibilidad y herramientas para poder contactarme con la persona que lo perdió.<text:s/>(Should)</text:p>
        </text:list-item>
        <text:list-item>
          <text:p text:style-name="P5">Como estudiante quiero<text:s/>tener la seguridad de que si alguien encontró el objeto que perdí,<text:s/>para que<text:s/>pueda ser devuelto lo antes posible.<text:s/>(Should)</text:p>
        </text:list-item>
        <text:list-item>
          <text:p text:style-name="P6">Como<text:s/>estudiante quiero poder tener una recompensa al devolver un objeto, para así motivarme a devolver lo que encontré perdido.<text:s/>(Would)</text:p>
        </text:list-item>
        <text:list-item>
          <text:p text:style-name="P7">Como<text:s/>estudiante quiero<text:s/>reconocer cuando el objeto que perdí fue encontrado, para así poder ir a recoger mi objeto.<text:s/>(Should)</text:p>
        </text:list-item>
        <text:list-item>
          <text:p text:style-name="P8">Como miembro de la UdeC que reporta un objeto perdido, quiero tener la posibilidad de editar el aviso si me equivoqué en<text:s/>las especificaciones y características del objeto,<text:s/>para agilizar la devolución de éste. (Should)</text:p>
        </text:list-item>
        <text:list-item>
          <text:p text:style-name="P9">Como miembro de la UdeC que encuentra un objeto, quiero tener la posibilidad de editar el<text:s/>reporte<text:s/>si me equivoqué en las especificaciones y características del objeto<text:s/>para facilitar la gestión<text:s/>de devolución de éste.<text:s/>(Would)</text:p>
        </text:list-item>
        <text:list-item>
          <text:p text:style-name="P10">Como miembro de la UdeC quiero categorizar el objeto perdido (Ej: Llaves, celular, billetera, documento, etc.)<text:s/>para facilitar su identificación. (Must)</text:p>
        </text:list-item>
      </text:list>
      <text:p text:style-name="Normal"/>
      <text:h text:style-name="Título1" text:outline-level="1">Definition of Done</text:h>
      <text:list text:style-name="LFO1" text:continue-numbering="true">
        <text:list-item>
          <text:p text:style-name="P11">Los reportes se guardan en la base de datos como “perdido” o “encontrado”.</text:p>
        </text:list-item>
        <text:list-item>
          <text:p text:style-name="P12">Se reporta al usuario cuando un objeto perdido es encontrado vía mail o notificación.</text:p>
        </text:list-item>
        <text:list-item>
          <text:p text:style-name="P13">Formularios de reporte con campos predefinidos obligatorios que serán validados.</text:p>
        </text:list-item>
        <text:list-item>
          <text:p text:style-name="P14">Se verifica que el usuario es miembro de la comunidad UdeC, antes de<text:s/>permitir el registro de algún objeto perdido.</text:p>
        </text:list-item>
      </text:list>
      <text:p text:style-name="P1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ptos" svg:font-family="Aptos" style:font-family-generic="swiss" style:font-pitch="variable" svg:panose-1="2 11 0 4 2 2 2 2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 svg:panose-1="2 11 0 4 2 2 2 2 2 4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6%" fo:background-color="transparent" style:tab-stop-distance="0.4916in"/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MS Gothic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F4761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" style:display-name="Título" style:family="paragraph" style:parent-style-name="Normal" style:next-style-name="Normal">
      <style:paragraph-properties fo:margin-bottom="0.0555in" fo:line-height="100%"/>
      <style:text-properties style:font-name="Aptos Display" style:font-name-asian="MS Gothic" style:font-name-complex="Times New Roman" fo:font-size="28pt" style:font-size-asian="28pt" style:font-size-complex="28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duardo Alfonso Mora Hernández</meta:initial-creator>
    <dc:creator>Vicente Ignacio Miranda Gómez</dc:creator>
    <meta:creation-date>2025-10-28T20:47:00Z</meta:creation-date>
    <dc:date>2025-10-28T20:47:00Z</dc:date>
    <meta:template xlink:href="Normal.dotm" xlink:type="simple"/>
    <meta:editing-cycles>1</meta:editing-cycles>
    <meta:editing-duration>PT0S</meta:editing-duration>
    <meta:document-statistic meta:page-count="1" meta:paragraph-count="4" meta:word-count="316" meta:character-count="2054" meta:row-count="14" meta:non-whitespace-character-count="1742"/>
  </office:meta>
</office:document-meta>
</file>